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08000004B097C858C443505FBB.jpg" manifest:media-type="image/jpeg"/>
  <manifest:file-entry manifest:full-path="Pictures/1000000000000708000004B010619807D2D60C5B.jpg" manifest:media-type="image/jpeg"/>
  <manifest:file-entry manifest:full-path="Pictures/1000000000000E1000000BB84D3D46D88A7FD27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96cm, 3.44cm, 1.159cm, 3.799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9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99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5cm, 1.186cm, 0.001cm, 0.507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96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8.123cm" svg:height="15.054cm" svg:x="9.56cm" svg:y="2.987cm">
          <draw:image xlink:href="Pictures/1000000000000E1000000BB84D3D46D88A7FD271.jpg" xlink:type="simple" xlink:show="embed" xlink:actuate="onLoad" loext:mime-type="image/jpeg">
            <text:p/>
          </draw:image>
        </draw:frame>
        <draw:frame draw:style-name="gr2" draw:text-style-name="P1" draw:layer="layout" svg:width="7.655cm" svg:height="7.074cm" svg:x="1.2cm" svg:y="2.9cm">
          <draw:image xlink:href="Pictures/1000000000000708000004B010619807D2D60C5B.jpg" xlink:type="simple" xlink:show="embed" xlink:actuate="onLoad" loext:mime-type="image/jpeg">
            <text:p/>
          </draw:image>
        </draw:frame>
        <draw:frame draw:style-name="gr3" draw:text-style-name="P2" draw:layer="layout" svg:width="5.663cm" svg:height="1.045cm" svg:x="15.727cm" svg:y="18.355cm">
          <draw:text-box>
            <text:p><text:span text:style-name="T1">Date (dd/mm/yy)</text:span></text:p>
          </draw:text-box>
        </draw:frame>
        <draw:frame draw:style-name="gr4" draw:text-style-name="P2" draw:layer="layout" svg:width="5.644cm" svg:height="1.049cm" draw:transform="rotate (1.5707963267949) translate (9.014cm 16.472cm)">
          <draw:text-box>
            <text:p><text:span text:style-name="T1">Algal concentration (cells/mL)</text:span></text:p>
          </draw:text-box>
        </draw:frame>
        <draw:frame draw:style-name="gr4" draw:text-style-name="P2" draw:layer="layout" svg:width="5.645cm" svg:height="1.049cm" draw:transform="rotate (-1.5707963267949) translate (28.2cm 11.981cm)">
          <draw:text-box>
            <text:p><text:span text:style-name="T1">snow cover (%)</text:span></text:p>
          </draw:text-box>
        </draw:frame>
        <draw:frame draw:style-name="gr5" draw:text-style-name="P1" draw:layer="layout" svg:width="9.043cm" svg:height="7cm" svg:x="0.053cm" svg:y="10.7cm">
          <draw:image xlink:href="Pictures/1000000000000708000004B097C858C443505FBB.jpg" xlink:type="simple" xlink:show="embed" xlink:actuate="onLoad" loext:mime-type="image/jpeg">
            <text:p/>
          </draw:image>
        </draw:frame>
        <draw:frame draw:style-name="gr6" draw:text-style-name="P2" draw:layer="layout" svg:width="1.84cm" svg:height="0.98cm" svg:x="0.104cm" svg:y="2.6cm">
          <draw:text-box>
            <text:p>A</text:p>
          </draw:text-box>
        </draw:frame>
        <draw:frame draw:style-name="gr7" draw:text-style-name="P2" draw:layer="layout" svg:width="1.887cm" svg:height="1.005cm" svg:x="9cm" svg:y="2.8cm">
          <draw:text-box>
            <text:p>B</text:p>
          </draw:text-box>
        </draw:frame>
        <draw:frame draw:style-name="gr6" draw:text-style-name="P2" draw:layer="layout" svg:width="1.839cm" svg:height="0.98cm" svg:x="-0.1cm" svg:y="9.971cm">
          <draw:text-box>
            <text:p>C</text:p>
          </draw:text-box>
        </draw:frame>
        <draw:frame draw:style-name="gr8" draw:text-style-name="P2" draw:layer="layout" svg:width="2.098cm" svg:height="1.046cm" svg:x="15.831cm" svg:y="3.405cm">
          <draw:text-box>
            <text:p>2016</text:p>
          </draw:text-box>
        </draw:frame>
        <draw:frame draw:style-name="gr8" draw:text-style-name="P2" draw:layer="layout" svg:width="2.097cm" svg:height="1.046cm" svg:x="24.641cm" svg:y="3.405cm">
          <draw:text-box>
            <text:p>2017</text:p>
          </draw:text-box>
        </draw:frame>
        <draw:frame draw:style-name="gr8" draw:text-style-name="P2" draw:layer="layout" svg:width="2.098cm" svg:height="1.046cm" svg:x="10.587cm" svg:y="10.723cm">
          <draw:text-box>
            <text:p>2018</text:p>
          </draw:text-box>
        </draw:frame>
        <draw:frame draw:style-name="gr8" draw:text-style-name="P2" draw:layer="layout" svg:width="2.097cm" svg:height="1.046cm" svg:x="19.607cm" svg:y="10.723cm">
          <draw:text-box>
            <text:p>2019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9T13:00:34.973876315</meta:creation-date>
    <dc:date>2020-09-30T14:17:00.236519478</dc:date>
    <meta:editing-duration>PT40M19S</meta:editing-duration>
    <meta:editing-cycles>4</meta:editing-cycles>
    <meta:generator>LibreOffice/6.4.6.2$Linux_X86_64 LibreOffice_project/40$Build-2</meta:generator>
    <meta:document-statistic meta:object-count="36"/>
  </office:meta>
</office:document-meta>
</file>